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id="id1" draw:layer="layout" svg:width="7cm" svg:height="1.5cm" svg:x="6.5cm" svg:y="1.5cm">
          <text:p text:style-name="P1">Юзер роль «Agent»</text:p>
        </draw:rect>
        <draw:ellipse draw:style-name="gr2" draw:text-style-name="P2" draw:id="id2" draw:layer="layout" svg:width="6.75cm" svg:height="1.25cm" svg:x="11.25cm" svg:y="5.5cm">
          <text:p text:style-name="P2"><text:span text:style-name="T1">Смотреть список клиентов</text:span></text:p>
        </draw:ellipse>
        <draw:connector draw:style-name="gr3" draw:text-style-name="P1" draw:layer="layout" svg:x1="10cm" svg:y1="3cm" svg:x2="14.625cm" svg:y2="5.5cm" draw:start-shape="id1" draw:start-glue-point="2" draw:end-shape="id2" draw:end-glue-point="0" svg:d="m10000 3000v1250h4625v1250">
          <text:p/>
        </draw:connector>
        <draw:ellipse draw:style-name="gr2" draw:text-style-name="P2" draw:id="id3" draw:layer="layout" svg:width="6.75cm" svg:height="1.5cm" svg:x="11.5cm" svg:y="8.5cm">
          <text:p text:style-name="P2"><text:span text:style-name="T1"><text:s/></text:span><text:span text:style-name="T1">изменять кампании</text:span></text:p>
          <text:p text:style-name="P2"><text:span text:style-name="T1"><text:s/></text:span><text:span text:style-name="T1">клиентов</text:span></text:p>
        </draw:ellipse>
        <draw:connector draw:style-name="gr1" draw:text-style-name="P1" draw:layer="layout" draw:line-skew="1.75cm" svg:x1="10cm" svg:y1="3cm" svg:x2="14.875cm" svg:y2="8.5cm" draw:start-shape="id1" draw:start-glue-point="2" draw:end-shape="id3" svg:d="m10000 3000v4500h4875v1000">
          <text:p/>
        </draw:connector>
        <draw:ellipse draw:style-name="gr2" draw:text-style-name="P2" draw:id="id4" draw:layer="layout" svg:width="6.75cm" svg:height="1.5cm" svg:x="1.5cm" svg:y="11.25cm">
          <text:p text:style-name="P2"><text:span text:style-name="T1"><text:s/></text:span><text:span text:style-name="T1">Загружать сертификаты</text:span></text:p>
        </draw:ellipse>
        <draw:connector draw:style-name="gr3" draw:text-style-name="P1" draw:layer="layout" draw:line-skew="3.375cm" svg:x1="10cm" svg:y1="3cm" svg:x2="4.875cm" svg:y2="11.25cm" draw:start-shape="id1" draw:start-glue-point="2" draw:end-shape="id4" svg:d="m10000 3000v7500h-5125v750">
          <text:p/>
        </draw:connector>
        <draw:ellipse draw:style-name="gr2" draw:text-style-name="P2" draw:id="id5" draw:layer="layout" svg:width="6.75cm" svg:height="1.5cm" svg:x="1.5cm" svg:y="8.25cm">
          <text:p text:style-name="P2"><text:span text:style-name="T1"><text:s/></text:span><text:span text:style-name="T1">Высылать приглашения</text:span></text:p>
          <text:p text:style-name="P2"><text:span text:style-name="T1">Клиентам</text:span></text:p>
        </draw:ellipse>
        <draw:connector draw:style-name="gr3" draw:text-style-name="P1" draw:layer="layout" draw:line-skew="1.875cm" svg:x1="10cm" svg:y1="3cm" svg:x2="4.875cm" svg:y2="8.25cm" draw:start-shape="id1" draw:start-glue-point="2" draw:end-shape="id5" svg:d="m10000 3000v4500h-5125v750">
          <text:p/>
        </draw:connector>
        <draw:ellipse draw:style-name="gr2" draw:text-style-name="P2" draw:id="id6" draw:layer="layout" svg:width="6.75cm" svg:height="1.25cm" svg:x="1.5cm" svg:y="5.5cm">
          <text:p text:style-name="P2"><text:span text:style-name="T1">Регистрироваться</text:span></text:p>
        </draw:ellipse>
        <draw:connector draw:style-name="gr3" draw:text-style-name="P1" draw:layer="layout" svg:x1="10cm" svg:y1="3cm" svg:x2="4.875cm" svg:y2="5.5cm" draw:start-shape="id1" draw:end-shape="id6" svg:d="m10000 3000v1250h-5125v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df asdf</meta:initial-creator>
    <meta:creation-date>2011-02-18T19:40:44.81</meta:creation-date>
    <dc:date>2011-02-18T21:54:00.82</dc:date>
    <dc:creator>asdf asdf</dc:creator>
    <meta:editing-duration>PT02H13M15S</meta:editing-duration>
    <meta:editing-cycles>2</meta:editing-cycles>
    <meta:generator>OpenOffice.org/3.2$Win32 OpenOffice.org_project/320m18$Build-9502</meta:generator>
    <meta:document-statistic meta:object-count="11"/>
  </office:meta>
</office:document-meta>
</file>